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Frame_20_contents">
      <style:text-properties officeooo:paragraph-rsid="000726d1"/>
    </style:style>
    <style:style style:name="P2" style:family="paragraph" style:parent-style-name="Frame_20_contents">
      <style:text-properties officeooo:paragraph-rsid="00077971"/>
    </style:style>
    <style:style style:name="T1" style:family="text">
      <style:text-properties officeooo:rsid="000726d1"/>
    </style:style>
    <style:style style:name="T2" style:family="text">
      <style:text-properties officeooo:rsid="00077971"/>
    </style:style>
    <style:style style:name="gr1" style:family="graphic" style:parent-style-name="Frame">
      <style:graphic-properties draw:textarea-horizontal-align="justify" draw:textarea-vertical-align="middle" draw:auto-grow-height="false" fo:min-height="2.626cm" fo:min-width="2.7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2" draw:style-name="gr1" svg:width="2.705cm" svg:height="2.627cm" svg:x="3.579cm" svg:y="4.09cm"><text:p text:style-name="P2"><text:span text:style-name="T2">Square</text:span></text:p><draw:enhanced-geometry svg:viewBox="0 0 21600 21600" draw:type="rectangle" draw:enhanced-path="M 0 0 L 21600 0 21600 21600 0 21600 0 0 Z N"/></draw:custom-shape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Droid Sans Fallback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klos Vajna</meta:initial-creator>
    <meta:creation-date>2014-06-23T16:11:18.854856491</meta:creation-date>
    <dc:date>2020-11-04T11:00:52.864000000</dc:date>
    <meta:editing-duration>PT4M59S</meta:editing-duration>
    <meta:editing-cycles>5</meta:editing-cycles>
    <meta:generator>LibreOfficeDev/7.1.0.0.alpha1$Windows_X86_64 LibreOffice_project/7373252a552c107089ff5bad7b8b15138b32e6b0</meta:generator>
    <meta:document-statistic meta:table-count="0" meta:image-count="0" meta:object-count="0" meta:page-count="1" meta:paragraph-count="2" meta:word-count="1" meta:character-count="7" meta:non-whitespace-character-count="6"/>
  </office:meta>
</office:document-meta>
</file>